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8000000DE7C6BE13B.png"/>
  <manifest:file-entry manifest:media-type="image/png" manifest:full-path="Pictures/10000201000004000000030097A26085.png"/>
  <manifest:file-entry manifest:media-type="image/png" manifest:full-path="Pictures/100000000000000800000008913C8356.png"/>
  <manifest:file-entry manifest:media-type="image/png" manifest:full-path="Pictures/100002000000011700000055B2FAFA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subtitle" style:list-style-name="L3">
      <style:graphic-properties draw:fill-color="#ffffff" draw:auto-grow-height="true" fo:min-height="11.49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069cm"/>
    </style:style>
    <style:style style:name="pr4" style:family="presentation" style:parent-style-name="Default-outline1">
      <style:graphic-properties fo:min-height="13.83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7.706cm"/>
    </style:style>
    <style:style style:name="pr7" style:family="presentation" style:parent-style-name="Default-title">
      <style:graphic-properties fo:min-height="2.818cm"/>
    </style:style>
    <style:style style:name="pr8" style:family="presentation" style:parent-style-name="Default-title">
      <style:graphic-properties fo:min-height="1.645cm"/>
    </style:style>
    <style:style style:name="pr9" style:family="presentation" style:parent-style-name="Default-outline1">
      <style:graphic-properties fo:min-height="17.897cm"/>
    </style:style>
    <style:style style:name="pr10" style:family="presentation" style:parent-style-name="Default-title">
      <style:graphic-properties fo:min-height="1.851cm"/>
    </style:style>
    <style:style style:name="pr11" style:family="presentation" style:parent-style-name="Default-outline1">
      <style:graphic-properties fo:min-height="15.653cm"/>
    </style:style>
    <style:style style:name="pr12" style:family="presentation" style:parent-style-name="Default-title">
      <style:graphic-properties fo:min-height="1.826cm"/>
    </style:style>
    <style:style style:name="pr13" style:family="presentation" style:parent-style-name="Default-outline1">
      <style:graphic-properties fo:min-height="18.1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33a3a3" fo:font-size="54pt" fo:font-weight="normal" style:font-size-asian="54pt" style:font-weight-asian="normal" style:font-size-complex="54pt" style:font-weight-complex="normal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dc2300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color="#dc2300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fo:color="#ff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color="#198a8a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198a8a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198a8a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color="#33a3a3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8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OE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234cm" svg:height="13.234cm" svg:x="2.356cm" svg:y="2.866cm" presentation:class="subtitle" presentation:user-transformed="true">
          <draw:text-box>
            <text:p text:style-name="P1"><text:span text:style-name="T1">Model-Driven Engineering</text:span></text:p>
            <text:p text:style-name="P1"><text:span text:style-name="T2">with</text:span></text:p>
            <text:p text:style-name="P1"><text:span text:style-name="T1">URDAD</text:span></text:p>
            <text:p text:style-name="P1"><text:span text:style-name="T3"/></text:p>
            <text:p text:style-name="P1"><text:span text:style-name="T4">Fritz Solms</text:span></text:p>
            <text:p text:style-name="P1"><text:span text:style-name="T5"/></text:p>
            <text:p text:style-name="P1"><text:span text:style-name="T5">Supervision:</text:span><text:span text:style-name="T5"><text:tab/></text:span><text:span text:style-name="T6">Dr Stefan Gruner</text:span></text:p>
            <text:p text:style-name="P1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671cm" svg:height="3.069cm" svg:x="1.9cm" svg:y="0.316cm" presentation:class="title">
          <draw:text-box>
            <text:p>Outline</text:p>
          </draw:text-box>
        </draw:frame>
        <draw:frame presentation:style-name="pr4" draw:layer="layout" svg:width="25.66cm" svg:height="13.836cm" svg:x="0.93cm" svg:y="4.187cm" presentation:class="outline">
          <draw:text-box>
            <text:list text:style-name="L2">
              <text:list-item>
                <text:p>Contextualization</text:p>
                <text:list>
                  <text:list-header>
                    <text:p/>
                  </text:list-header>
                </text:list>
              </text:list-item>
              <text:list-item>
                <text:p>Project plan</text:p>
                <text:p/>
              </text:list-item>
              <text:list-item>
                <text:p>Scientific signific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 presentation:use-date-time-name="dtd1">
        <office:forms form:automatic-focus="false" form:apply-design-mode="false"/>
        <draw:frame presentation:style-name="pr6" draw:layer="layout" svg:width="25.671cm" svg:height="17.706cm" svg:x="1.9cm" svg:y="0.441cm" presentation:class="subtitle">
          <draw:text-box>
            <text:p>1 - Contextualiz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671cm" svg:height="2.818cm" svg:x="1.9cm" svg:y="0.441cm" presentation:class="title">
          <draw:text-box>
            <text:p>Contextualization</text:p>
          </draw:text-box>
        </draw:frame>
        <draw:frame presentation:style-name="pr4" draw:layer="layout" svg:width="25.66cm" svg:height="13.836cm" svg:x="0.93cm" svg:y="4.187cm" presentation:class="outline">
          <draw:text-box>
            <text:list text:style-name="L2">
              <text:list-item>
                <text:p>What is URDAD?</text:p>
                <text:list>
                  <text:list-item>
                    <text:p>Conceptual basis</text:p>
                  </text:list-item>
                  <text:list-item>
                    <text:p>Process</text:p>
                  </text:list-item>
                  <text:list-item>
                    <text:p>Outputs</text:p>
                    <text:p/>
                  </text:list-item>
                </text:list>
              </text:list-item>
              <text:list-item>
                <text:p>URDAD Model encoding</text:p>
                <text:p/>
              </text:list-item>
              <text:list-item>
                <text:p>Use cases of URDAD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671cm" svg:height="2.818cm" svg:x="1.9cm" svg:y="0.441cm" presentation:class="title">
          <draw:text-box>
            <text:p>URDAD – conceptual bases</text:p>
          </draw:text-box>
        </draw:frame>
        <draw:frame presentation:style-name="pr4" draw:layer="layout" svg:width="25.66cm" svg:height="15.226cm" svg:x="0.93cm" svg:y="4.187cm" presentation:class="outline" presentation:user-transformed="true">
          <draw:text-box>
            <text:list text:style-name="L2">
              <text:list-item>
                <text:p>Analysis &amp; design methodology</text:p>
                <text:list>
                  <text:list-item>
                    <text:p>Analysis &amp; design in problem domain</text:p>
                    <text:list>
                      <text:list-item>
                        <text:p>Technology / architecture neutral</text:p>
                      </text:list-item>
                      <text:list-item>
                        <text:p>BAs / domain specialists</text:p>
                        <text:list>
                          <text:list-item>
                            <text:p>Quite widely used in RSA financial, insurance &amp; some other sectors.</text:p>
                          </text:list-item>
                        </text:list>
                      </text:list-item>
                    </text:list>
                  </text:list-item>
                  <text:list-item>
                    <text:p>Repeatable engineering process</text:p>
                    <text:list>
                      <text:list-item>
                        <text:p>Defined process steps</text:p>
                        <text:list>
                          <text:list-item>
                            <text:p>Inputs, outputs, assessments</text:p>
                          </text:list-item>
                          <text:list-item>
                            <text:p>Defines views to be generated for process steps</text:p>
                          </text:list-item>
                        </text:list>
                      </text:list-item>
                    </text:list>
                  </text:list-item>
                  <text:list-item>
                    <text:p>Generates URDAD model</text:p>
                    <text:list>
                      <text:list-item>
                        <text:p>Compliant to meta-model (informal at this stage)</text:p>
                      </text:list-item>
                      <text:list-item>
                        <text:p>Independent of model encoding (e.g. UM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671cm" svg:height="1.737cm" svg:x="1.9cm" svg:y="0.395cm" presentation:class="title" presentation:user-transformed="true">
          <draw:text-box>
            <text:p>UML-2 Model encoding</text:p>
          </draw:text-box>
        </draw:frame>
        <draw:frame presentation:style-name="pr9" draw:layer="layout" svg:width="26.737cm" svg:height="17.897cm" svg:x="1.059cm" svg:y="2.216cm" presentation:class="outline" presentation:user-transformed="true">
          <draw:text-box>
            <text:list text:style-name="L2">
              <text:list-item>
                <text:p>Currently UML-2 + model constraints</text:p>
                <text:list>
                  <text:list-item>
                    <text:p>Use small subset</text:p>
                  </text:list-item>
                  <text:list-item>
                    <text:p>Some semantic extensions</text:p>
                    <text:list>
                      <text:list-item>
                        <text:p>URDAD profile</text:p>
                      </text:list-item>
                    </text:list>
                  </text:list-item>
                  <text:list-item>
                    <text:p>Large amount of model constraints</text:p>
                    <text:list>
                      <text:list-item>
                        <text:p>Partially encoded in OCL</text:p>
                        <text:list>
                          <text:list-item>
                            <text:p>At meta-model level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: <text:span text:style-name="T8">std tools, UML widely known, limited std transformations</text:span></text:p>
              </text:list-item>
              <text:list-item>
                <text:p>Cons:</text:p>
                <text:list>
                  <text:list-item>
                    <text:p>Large, complex language (use only small subset)</text:p>
                    <text:list>
                      <text:list-item>
                        <text:p>Inefficient for BAs/domain specialists</text:p>
                        <text:list>
                          <text:list-item>
                            <text:p>High skill requirements</text:p>
                          </text:list-item>
                          <text:list-item>
                            <text:p>Quite a bit of mundane, repetitive work</text:p>
                          </text:list-item>
                        </text:list>
                      </text:list-item>
                    </text:list>
                  </text:list-item>
                  <text:list-item>
                    <text:p>Difficult to ensure URDAD model integr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671cm" svg:height="2.818cm" svg:x="1.9cm" svg:y="0.441cm" presentation:class="title">
          <draw:text-box>
            <text:p>Use cases</text:p>
          </draw:text-box>
        </draw:frame>
        <draw:frame presentation:style-name="pr4" draw:layer="layout" svg:width="25.66cm" svg:height="14.909cm" svg:x="0.93cm" svg:y="4.187cm" presentation:class="outline" presentation:user-transformed="true">
          <draw:text-box>
            <text:list text:style-name="L2">
              <text:list-item>
                <text:p>Documented (business) processes</text:p>
                <text:list>
                  <text:list-item>
                    <text:p>Important for stakeholder</text:p>
                    <text:list>
                      <text:list-item>
                        <text:p>e.g. business</text:p>
                      </text:list-item>
                    </text:list>
                  </text:list-item>
                </text:list>
              </text:list-item>
              <text:list-item>
                <text:p>Code generation</text:p>
                <text:list>
                  <text:list-item>
                    <text:p>Onto diff architectures &amp; technologies</text:p>
                  </text:list-item>
                  <text:list-item>
                    <text:p>Std transformations for std targets</text:p>
                  </text:list-item>
                </text:list>
              </text:list-item>
              <text:list-item>
                <text:p>Test generation</text:p>
                <text:list>
                  <text:list-item>
                    <text:p>From contracts</text:p>
                    <text:list>
                      <text:list-item>
                        <text:p>Functional &amp; non-functional</text:p>
                      </text:list-item>
                    </text:list>
                  </text:list-item>
                </text:list>
              </text:list-item>
              <text:list-item>
                <text:p>Documentation generation</text:p>
                <text:list>
                  <text:list-item>
                    <text:p>Includes diagram and natural language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671cm" svg:height="1.851cm" svg:x="1.952cm" svg:y="0.441cm" presentation:class="title" presentation:user-transformed="true">
          <draw:text-box>
            <text:p>URDAD DSL</text:p>
          </draw:text-box>
        </draw:frame>
        <draw:frame presentation:style-name="pr11" draw:layer="layout" svg:width="25.66cm" svg:height="17.116cm" svg:x="0.93cm" svg:y="2.37cm" presentation:class="outline" presentation:user-transformed="true">
          <draw:text-box>
            <text:list text:style-name="L2">
              <text:list-item>
                <text:p>Define URDAD DSL</text:p>
                <text:list>
                  <text:list-item>
                    <text:p>Metamodel</text:p>
                  </text:list-item>
                  <text:list-item>
                    <text:p>UI</text:p>
                    <text:list>
                      <text:list-item>
                        <text:p>Graphical, text</text:p>
                      </text:list-item>
                    </text:list>
                  </text:list-item>
                  <text:list-item>
                    <text:p>Set of URDAD tools</text:p>
                    <text:list>
                      <text:list-item>
                        <text:p>Model validation</text:p>
                      </text:list-item>
                      <text:list-item>
                        <text:p>Code, test, documentation generation</text:p>
                      </text:list-item>
                    </text:list>
                  </text:list-item>
                </text:list>
              </text:list-item>
              <text:list-item>
                <text:p>Pros:</text:p>
                <text:list>
                  <text:list-item>
                    <text:p>Much smaller language</text:p>
                  </text:list-item>
                  <text:list-item>
                    <text:p>More usable/efficient</text:p>
                  </text:list-item>
                  <text:list-item>
                    <text:p>Much less model validation</text:p>
                    <text:list>
                      <text:list-item>
                        <text:p>Model integrity largely enforced by metamodel</text:p>
                      </text:list-item>
                    </text:list>
                  </text:list-item>
                </text:list>
              </text:list-item>
              <text:list-item>
                <text:p>Cons: <text:span text:style-name="T8">requires custom tools and custom train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 presentation:use-date-time-name="dtd1">
        <office:forms form:automatic-focus="false" form:apply-design-mode="false"/>
        <draw:frame presentation:style-name="pr6" draw:layer="layout" svg:width="25.671cm" svg:height="17.706cm" svg:x="1.9cm" svg:y="0.441cm" presentation:class="subtitle">
          <draw:text-box>
            <text:p>2 – Project Plan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671cm" svg:height="2.818cm" svg:x="1.9cm" svg:y="0.441cm" presentation:class="title">
          <draw:text-box>
            <text:p>Project Plan</text:p>
          </draw:text-box>
        </draw:frame>
        <draw:frame presentation:style-name="pr4" draw:layer="layout" svg:width="25.66cm" svg:height="13.836cm" svg:x="0.93cm" svg:y="4.187cm" presentation:class="outline">
          <draw:text-box>
            <text:list text:style-name="L2">
              <text:list-item>
                <text:p>Formalize URDAD</text:p>
                <text:list>
                  <text:list-item>
                    <text:p>Methodology</text:p>
                  </text:list-item>
                  <text:list-item>
                    <text:p>Metamodel</text:p>
                  </text:list-item>
                  <text:list-item>
                    <text:p>Model UI </text:p>
                  </text:list-item>
                </text:list>
              </text:list-item>
              <text:list-item>
                <text:p>Assess URDAD</text:p>
                <text:list>
                  <text:list-item>
                    <text:p>Methodology</text:p>
                  </text:list-item>
                  <text:list-item>
                    <text:p>Model qualit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671cm" svg:height="2.818cm" svg:x="1.9cm" svg:y="0.441cm" presentation:class="title">
          <draw:text-box>
            <text:p>Formalize URDAD Methodology</text:p>
          </draw:text-box>
        </draw:frame>
        <draw:frame presentation:style-name="pr4" draw:layer="layout" svg:width="25.66cm" svg:height="13.836cm" svg:x="0.93cm" svg:y="4.187cm" presentation:class="outline">
          <draw:text-box>
            <text:list text:style-name="L2">
              <text:list-item>
                <text:p>URDAD</text:p>
                <text:list>
                  <text:list-item>
                    <text:p>Is analysis and design methodology</text:p>
                  </text:list-item>
                  <text:list-item>
                    <text:p>Formally specify process itself</text:p>
                    <text:list>
                      <text:list-item>
                        <text:p>Semantics for Process</text:p>
                        <text:list>
                          <text:list-item>
                            <text:p>Role players, activities, artifacts</text:p>
                          </text:list-item>
                        </text:list>
                      </text:list-item>
                      <text:list-item>
                        <text:p>Steps with inputs and outputs</text:p>
                        <text:list>
                          <text:list-item>
                            <text:p>Inputs &amp; outputs</text:p>
                            <text:list>
                              <text:list-item>
                                <text:p>View generated for process step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Quality assessment steps</text:p>
                        <text:list>
                          <text:list-item>
                            <text:p>Steps for assessing model qualities</text:p>
                            <text:list>
                              <text:list-item>
                                <text:p>Completeness, correctness, simplicity, ..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671cm" svg:height="2.818cm" svg:x="1.9cm" svg:y="0.441cm" presentation:class="title">
          <draw:text-box>
            <text:p>Formalize URDAD metamodel</text:p>
          </draw:text-box>
        </draw:frame>
        <draw:frame presentation:style-name="pr4" draw:layer="layout" svg:width="25.66cm" svg:height="13.836cm" svg:x="0.93cm" svg:y="4.239cm" presentation:class="outline" presentation:user-transformed="true">
          <draw:text-box>
            <text:list text:style-name="L2">
              <text:list-item>
                <text:p>Both EMOF &amp; OWL-DL</text:p>
                <text:list>
                  <text:list-item>
                    <text:p>EMOF</text:p>
                    <text:list>
                      <text:list-item>
                        <text:p>Very practical</text:p>
                      </text:list-item>
                    </text:list>
                  </text:list-item>
                  <text:list-item>
                    <text:p>OWL-DL</text:p>
                    <text:list>
                      <text:list-item>
                        <text:p>Formal semantics</text:p>
                      </text:list-item>
                      <text:list-item>
                        <text:p>Mathematical analysis</text:p>
                      </text:list-item>
                    </text:list>
                  </text:list-item>
                  <text:list-item>
                    <text:p>Should generate one from other</text:p>
                    <text:list>
                      <text:list-item>
                        <text:p>Preferably MOF from OWL-DL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671cm" svg:height="2.818cm" svg:x="1.9cm" svg:y="0.441cm" presentation:class="title">
          <draw:text-box>
            <text:p>EMOF/Ecore Metamodel</text:p>
          </draw:text-box>
        </draw:frame>
        <draw:frame presentation:style-name="pr4" draw:layer="layout" svg:width="25.66cm" svg:height="13.836cm" svg:x="0.93cm" svg:y="4.187cm" presentation:class="outline">
          <draw:text-box>
            <text:list text:style-name="L2">
              <text:list-item>
                <text:p>Relatively mature</text:p>
              </text:list-item>
              <text:list-item>
                <text:p>Practically very useful </text:p>
                <text:list>
                  <text:list-item>
                    <text:p>- Rich tool set</text:p>
                    <text:list>
                      <text:list-item>
                        <text:p>Querying</text:p>
                      </text:list-item>
                      <text:list-item>
                        <text:p>Transforming (M2M &amp; M2T)</text:p>
                        <text:list>
                          <text:list-item>
                            <text:p>QVT Relational, QVT Operational</text:p>
                          </text:list-item>
                        </text:list>
                      </text:list-item>
                      <text:list-item>
                        <text:p>Support for OCL Constraints</text:p>
                        <text:list>
                          <text:list-item>
                            <text:p>Specification, evaluation, model querying</text:p>
                          </text:list-item>
                        </text:list>
                      </text:list-item>
                      <text:list-item>
                        <text:p>Reference implementations </text:p>
                        <text:list>
                          <text:list-item>
                            <text:p>Largely within Eclipse Found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671cm" svg:height="2.818cm" svg:x="1.9cm" svg:y="0.441cm" presentation:class="title">
          <draw:text-box>
            <text:p>OWL-DL Metamodel</text:p>
          </draw:text-box>
        </draw:frame>
        <draw:frame presentation:style-name="pr4" draw:layer="layout" svg:width="25.66cm" svg:height="13.836cm" svg:x="0.93cm" svg:y="4.187cm" presentation:class="outline">
          <draw:text-box>
            <text:list text:style-name="L2">
              <text:list-item>
                <text:p>Semantic metamodel</text:p>
                <text:list>
                  <text:list-item>
                    <text:p>Clean specification of URDAD semantics</text:p>
                  </text:list-item>
                  <text:list-item>
                    <text:p>Amenable to mathematical analysis</text:p>
                  </text:list-item>
                  <text:list-item>
                    <text:p>Allows for formal reas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671cm" svg:height="2.818cm" svg:x="1.9cm" svg:y="0.441cm" presentation:class="title">
          <draw:text-box>
            <text:p>Model UI</text:p>
          </draw:text-box>
        </draw:frame>
        <draw:frame presentation:style-name="pr4" draw:layer="layout" svg:width="25.66cm" svg:height="13.836cm" svg:x="0.93cm" svg:y="4.187cm" presentation:class="outline">
          <draw:text-box>
            <text:list text:style-name="L2">
              <text:list-item>
                <text:p>User interfaces to populate URDAD model</text:p>
                <text:list>
                  <text:list-item>
                    <text:p>Use set of standard views</text:p>
                    <text:list>
                      <text:list-item>
                        <text:p>Diagrammatic encoding of view</text:p>
                      </text:list-item>
                      <text:list-item>
                        <text:p>Text encoding</text:p>
                      </text:list-item>
                    </text:list>
                  </text:list-item>
                </text:list>
              </text:list-item>
              <text:list-item>
                <text:p>Bidirectional transformation</text:p>
                <text:list>
                  <text:list-item>
                    <text:p>Populate model from diagrams</text:p>
                  </text:list-item>
                  <text:list-item>
                    <text:p>Generate views from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671cm" svg:height="1.826cm" svg:x="1.9cm" svg:y="0.441cm" presentation:class="title" presentation:user-transformed="true">
          <draw:text-box>
            <text:p>Diagrammatic UI</text:p>
          </draw:text-box>
        </draw:frame>
        <draw:frame presentation:style-name="pr13" draw:layer="layout" svg:width="27.061cm" svg:height="18.116cm" svg:x="0.93cm" svg:y="2.73cm" presentation:class="outline" presentation:user-transformed="true">
          <draw:text-box>
            <text:list text:style-name="L2">
              <text:list-item>
                <text:p>Formalize (ISO 1471)</text:p>
                <text:list>
                  <text:list-item>
                    <text:p>View points and views</text:p>
                  </text:list-item>
                  <text:list-item>
                    <text:p>Specify model for views</text:p>
                  </text:list-item>
                </text:list>
              </text:list-item>
              <text:list-item>
                <text:p>URDAD views</text:p>
                <text:list>
                  <text:list-item>
                    <text:p>Stakeholder requirements view</text:p>
                  </text:list-item>
                  <text:list-item>
                    <text:p>Services contract view</text:p>
                  </text:list-item>
                  <text:list-item>
                    <text:p>Responsibility allocation view</text:p>
                  </text:list-item>
                  <text:list-item>
                    <text:p>Process specification view</text:p>
                  </text:list-item>
                  <text:list-item>
                    <text:p>Collaboration context view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671cm" svg:height="2.818cm" svg:x="1.9cm" svg:y="0.441cm" presentation:class="title">
          <draw:text-box>
            <text:p>UML-like diagrams</text:p>
          </draw:text-box>
        </draw:frame>
        <draw:frame presentation:style-name="pr4" draw:layer="layout" svg:width="25.66cm" svg:height="14.577cm" svg:x="0.93cm" svg:y="4.187cm" presentation:class="outline" presentation:user-transformed="true">
          <draw:text-box>
            <text:list text:style-name="L2">
              <text:list-item>
                <text:p>Largely minimalistic subset of UML diagrams</text:p>
                <text:list>
                  <text:list-item>
                    <text:p>use case, activity &amp; class </text:p>
                  </text:list-item>
                </text:list>
              </text:list-item>
              <text:list-item>
                <text:p>Add </text:p>
                <text:list>
                  <text:list-item>
                    <text:p>Diagrammatic rendering of constraints</text:p>
                    <text:list>
                      <text:list-item>
                        <text:p>Pre &amp; post conditions</text:p>
                      </text:list-item>
                      <text:list-item>
                        <text:p>Quality requirements</text:p>
                      </text:list-item>
                      <text:list-item>
                        <text:p>Raise exception</text:p>
                      </text:list-item>
                      <text:list-item>
                        <text:p>Tie ups</text:p>
                        <text:list>
                          <text:list-item>
                            <text:p>Exceptions to pre-conditions</text:p>
                          </text:list-item>
                          <text:list-item>
                            <text:p>Stake holders to functional requirements</text:p>
                          </text:list-item>
                        </text:list>
                      </text:list-item>
                      <text:list-item>
                        <text:p>Use case = diagrammatic representation of servi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671cm" svg:height="2.818cm" svg:x="1.9cm" svg:y="0.441cm" presentation:class="title">
          <draw:text-box>
            <text:p>URDAD assessment</text:p>
          </draw:text-box>
        </draw:frame>
        <draw:frame presentation:style-name="pr4" draw:layer="layout" svg:width="25.66cm" svg:height="14.047cm" svg:x="0.93cm" svg:y="4.187cm" presentation:class="outline" presentation:user-transformed="true">
          <draw:text-box>
            <text:list text:style-name="L2">
              <text:list-item>
                <text:p>Assessment of URDAD model</text:p>
                <text:list>
                  <text:list-item>
                    <text:p>Usefulness</text:p>
                    <text:list>
                      <text:list-item>
                        <text:p>Ability to generate code, tests, documentation</text:p>
                      </text:list-item>
                    </text:list>
                  </text:list-item>
                  <text:list-item>
                    <text:p>Model quality measurement</text:p>
                    <text:list>
                      <text:list-item>
                        <text:p>Consistency, Completenes, Simplicity</text:p>
                      </text:list-item>
                    </text:list>
                  </text:list-item>
                </text:list>
              </text:list-item>
              <text:list-item>
                <text:p>Assessment of URDAD process</text:p>
                <text:list>
                  <text:list-item>
                    <text:p>Ease of use</text:p>
                    <text:list>
                      <text:list-item>
                        <text:p>Ease of training BAs/domain specialists </text:p>
                      </text:list-item>
                    </text:list>
                  </text:list-item>
                  <text:list-item>
                    <text:p>Low cost</text:p>
                  </text:list-item>
                  <text:list-item>
                    <text:p>Do implemented processes generally yield required outputs with required artifact qualit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 presentation:use-date-time-name="dtd1">
        <office:forms form:automatic-focus="false" form:apply-design-mode="false"/>
        <draw:frame presentation:style-name="pr6" draw:layer="layout" svg:width="25.671cm" svg:height="17.706cm" svg:x="1.9cm" svg:y="0.441cm" presentation:class="subtitle">
          <draw:text-box>
            <text:p>3 – Scientific Significanc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671cm" svg:height="2.818cm" svg:x="1.9cm" svg:y="0.441cm" presentation:class="title">
          <draw:text-box>
            <text:p>Scientific Significance</text:p>
          </draw:text-box>
        </draw:frame>
        <draw:frame presentation:style-name="pr4" draw:layer="layout" svg:width="25.66cm" svg:height="13.836cm" svg:x="0.93cm" svg:y="4.187cm" presentation:class="outline">
          <draw:text-box>
            <text:list text:style-name="L2">
              <text:list-item>
                <text:p>Practical semi-formal methodology</text:p>
                <text:p/>
              </text:list-item>
              <text:list-item>
                <text:p>Contract driv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671cm" svg:height="2.818cm" svg:x="1.9cm" svg:y="0.441cm" presentation:class="title">
          <draw:text-box>
            <text:p>Practical Semi-formal Methodology</text:p>
          </draw:text-box>
        </draw:frame>
        <draw:frame presentation:style-name="pr4" draw:layer="layout" svg:width="25.66cm" svg:height="14.139cm" svg:x="0.93cm" svg:y="4.187cm" presentation:class="outline" presentation:user-transformed="true">
          <draw:text-box>
            <text:list text:style-name="L2">
              <text:list-item>
                <text:p>Historically</text:p>
                <text:list>
                  <text:list-item>
                    <text:p>Formal &amp; semi-formal</text:p>
                    <text:list>
                      <text:list-item>
                        <text:p>Expensive</text:p>
                      </text:list-item>
                      <text:list-item>
                        <text:p>High skills requirements</text:p>
                      </text:list-item>
                      <text:list-item>
                        <text:p>Not feasible for average BAs</text:p>
                      </text:list-item>
                    </text:list>
                  </text:list-item>
                  <text:list-item>
                    <text:p>Practically implementable semi-formal methodology</text:p>
                    <text:list>
                      <text:list-item>
                        <text:p>Enough formality for</text:p>
                        <text:list>
                          <text:list-item>
                            <text:p>Code, test, documentation generation</text:p>
                          </text:list-item>
                        </text:list>
                      </text:list-item>
                      <text:list-item>
                        <text:p>Interception points for technical experts to tie up formalization</text:p>
                        <text:list>
                          <text:list-item>
                            <text:p>mapping of constraints onto OCL</text:p>
                          </text:list-item>
                          <text:list-item>
                            <text:p>Request object mapping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671cm" svg:height="2.818cm" svg:x="1.9cm" svg:y="0.441cm" presentation:class="title">
          <draw:text-box>
            <text:p>Contract-Driven</text:p>
          </draw:text-box>
        </draw:frame>
        <draw:frame presentation:style-name="pr4" draw:layer="layout" svg:width="25.66cm" svg:height="13.836cm" svg:x="0.93cm" svg:y="4.187cm" presentation:class="outline" presentation:user-transformed="true">
          <draw:text-box>
            <text:list text:style-name="L2">
              <text:list-item>
                <text:p>Historically MDD &amp; Testing</text:p>
                <text:list>
                  <text:list-item>
                    <text:p>Often tie into state machine specification</text:p>
                    <text:list>
                      <text:list-item>
                        <text:p>Difficult to match to requirements</text:p>
                      </text:list-item>
                      <text:list-item>
                        <text:p>Matching of services contracts with state machine</text:p>
                      </text:list-item>
                    </text:list>
                  </text:list-item>
                </text:list>
              </text:list-item>
              <text:list-item>
                <text:p>URDAD: <text:span text:style-name="T8">Everything is driven from services contracts</text:span></text:p>
                <text:list>
                  <text:list-item>
                    <text:p>Stateless services </text:p>
                    <text:list>
                      <text:list-item>
                        <text:p>recursively assembled from lower level services</text:p>
                      </text:list-item>
                      <text:list-item>
                        <text:p>Only </text:p>
                        <text:list>
                          <text:list-item>
                            <text:p>Service orchestration +</text:p>
                          </text:list-item>
                          <text:list-item>
                            <text:p>Services contracts</text:p>
                          </text:list-item>
                        </text:list>
                      </text:list-item>
                    </text:list>
                  </text:list-item>
                  <text:list-item>
                    <text:p>Also testing purely from contra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Arial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gradient-step-count="64" draw:fill-image-name="Empty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dc23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00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198a8a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b6b" style:text-outline="false" style:text-line-through-style="none" fo:font-family="Arial" style:font-family-generic="roman" style:font-pitch="variable" fo:font-size="44pt" fo:font-style="italic" fo:text-shadow="none" style:text-underline-style="none" fo:font-weight="normal" style:font-family-asian="Arial" style:font-family-generic-asian="system" style:font-pitch-asian="variable" style:font-size-asian="44pt" style:font-style-asian="italic" style:font-weight-asian="normal" style:font-family-complex="Arial" style:font-family-generic-complex="system" style:font-pitch-complex="variable" style:font-size-complex="44pt" style:font-style-complex="italic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b6b" style:text-outline="false" style:text-line-through-style="none" fo:font-family="Arial" style:font-family-generic="roman" style:font-pitch="variable" fo:font-size="40pt" fo:font-style="italic" fo:text-shadow="none" style:text-underline-style="none" fo:font-weight="normal" style:font-family-asian="Arial" style:font-family-generic-asian="system" style:font-pitch-asian="variable" style:font-size-asian="40pt" style:font-style-asian="italic" style:font-weight-asian="normal" style:font-family-complex="Arial" style:font-family-generic-complex="system" style:font-pitch-complex="variable" style:font-size-complex="40pt" style:font-style-complex="italic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gradient-step-count="64" draw:fill-image-name="Empty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0.593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outline1">
      <style:graphic-properties draw:fill-color="#ffffff" draw:auto-grow-height="false" fo:min-height="13.863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8080" fo:font-size="14pt" style:font-size-asian="14pt" style:font-size-complex="14pt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CDA and URDAD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September 12, 2006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Solms TCD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2.565cm" svg:height="9.427cm" svg:x="1.148cm" svg:y="1.057cm" draw:page-number="1"/>
      <draw:page-thumbnail draw:layer="backgroundobjects" svg:width="12.565cm" svg:height="9.427cm" svg:x="14.3cm" svg:y="1.06cm"/>
      <draw:page-thumbnail draw:layer="backgroundobjects" svg:width="12.565cm" svg:height="9.427cm" svg:x="1.1cm" svg:y="11.1cm"/>
      <draw:page-thumbnail draw:layer="backgroundobjects" svg:width="12.565cm" svg:height="9.427cm" svg:x="14.3cm" svg:y="11.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1cm" svg:height="21.006cm" svg:x="0cm" svg:y="0cm">
        <draw:image xlink:href="Pictures/10000201000004000000030097A26085.png" xlink:type="simple" xlink:show="embed" xlink:actuate="onLoad">
          <text:p/>
        </draw:image>
      </draw:frame>
      <draw:frame presentation:style-name="Mpr1" draw:text-style-name="MP1" draw:layer="backgroundobjects" svg:width="25.671cm" svg:height="3.068cm" svg:x="1.9cm" svg:y="0.316cm" presentation:class="title">
        <draw:text-box>
          <text:p text:style-name="MP1">Click to edit the title text format</text:p>
        </draw:text-box>
      </draw:frame>
      <draw:frame presentation:style-name="Mpr2" draw:text-style-name="MP6" draw:layer="backgroundobjects" svg:width="25.66cm" svg:height="14.086cm" svg:x="0.93cm" svg:y="4.18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4.835cm" svg:height="0.618cm" svg:x="12.064cm" svg:y="20.171cm" presentation:class="footer">
        <draw:text-box>
          <text:p text:style-name="MP7"><text:span text:style-name="MT2"><text:a xlink:href="http://www.solms.co.za/">www.solms.co.za</text:a></text:span></text:p>
        </draw:text-box>
      </draw:frame>
      <draw:frame draw:style-name="Mgr3" draw:text-style-name="MP5" draw:layer="backgroundobjects" svg:width="2.707cm" svg:height="1.365cm" svg:x="24.898cm" svg:y="19.461cm">
        <draw:image xlink:href="Pictures/10000201000001B8000000DE7C6BE13B.png" xlink:type="simple" xlink:show="embed" xlink:actuate="onLoad">
          <text:p/>
        </draw:image>
      </draw:frame>
      <draw:frame presentation:style-name="Mpr3" draw:text-style-name="MP2" draw:layer="backgroundobjects" svg:width="6.521cm" svg:height="1.448cm" svg:x="-6.521cm" svg:y="14.851cm" presentation:class="date-time">
        <draw:text-box>
          <text:p text:style-name="MP2"><text:span text:style-name="MT1"><presentation:date-time/></text:span></text:p>
        </draw:text-box>
      </draw:frame>
      <draw:frame presentation:style-name="Mpr4" draw:text-style-name="MP4" draw:layer="backgroundobjects" svg:width="2.213cm" svg:height="0.592cm" svg:x="-5.458cm" svg:y="19.015cm" presentation:class="page-number">
        <draw:text-box>
          <text:p text:style-name="MP4"><text:span text:style-name="MT1"><text:page-number>&lt;number&gt;</text:page-number></text:span></text:p>
        </draw:text-box>
      </draw:frame>
      <draw:frame draw:style-name="Mgr3" draw:text-style-name="MP5" draw:layer="backgroundobjects" svg:width="7.238cm" svg:height="2.205cm" svg:x="0.775cm" svg:y="18.949cm">
        <draw:image xlink:href="Pictures/100002000000011700000055B2FAFA0E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style-name="Mgr3" draw:text-style-name="MP5" draw:layer="backgroundobjects" svg:width="27.991cm" svg:height="21.006cm" svg:x="0cm" svg:y="0cm">
        <draw:image xlink:href="Pictures/10000201000004000000030097A26085.png" xlink:type="simple" xlink:show="embed" xlink:actuate="onLoad">
          <text:p/>
        </draw:image>
      </draw:frame>
      <draw:frame presentation:style-name="Default_20_1-title" draw:layer="backgroundobjects" svg:width="25.19cm" svg:height="2.253cm" svg:x="1.451cm" svg:y="0.529cm" presentation:class="title" presentation:placeholder="true">
        <draw:text-box/>
      </draw:frame>
      <draw:frame presentation:style-name="Mpr7" draw:text-style-name="MP6" draw:layer="backgroundobjects" svg:width="25.457cm" svg:height="13.862cm" svg:x="1.132cm" svg:y="4.915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3.959cm" svg:height="10.475cm" svg:x="3.815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6-09-08T23:38:20</meta:creation-date>
    <dc:date>2010-11-19T17:18:08</dc:date>
    <meta:printed-by>Dawid Loubser</meta:printed-by>
    <meta:print-date>2006-09-12T13:48:26</meta:print-date>
    <meta:editing-cycles>169</meta:editing-cycles>
    <meta:editing-duration>PT172H51M37S</meta:editing-duration>
    <dc:creator>Fritz Solms</dc:creator>
    <meta:document-statistic meta:object-count="115"/>
    <meta:user-defined meta:name="Info 1"/>
    <meta:user-defined meta:name="Info 2"/>
    <meta:user-defined meta:name="Info 3"/>
    <meta:user-defined meta:name="Info 4"/>
  </office:meta>
</office:document-meta>
</file>